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aaf" officeooo:paragraph-rsid="000f2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5:33:22.681209130</meta:creation-date>
    <dc:date>2018-11-21T15:33:34.411152303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0.6.2$Linux_X86_64 LibreOffice_project/00m0$Build-2</meta:generator>
  </office:meta>
</office:document-meta>
</file>